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98cm" fo:min-width="3.14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972cm" fo:min-width="3.144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0.743cm"/>
    </style:style>
    <style:style style:name="gr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6.388cm" fo:min-width="7.976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6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6.388cm" fo:min-width="7.976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55308d" draw:marker-start-width="0.321cm" draw:marker-end-width="0.321cm" draw:fill="none" draw:textarea-horizontal-align="justify" draw:textarea-vertical-align="middle" draw:auto-grow-height="false" fo:min-height="5.54cm" fo:min-width="9.32cm" fo:padding-top="0.165cm" fo:padding-bottom="0.165cm" fo:padding-left="0.29cm" fo:padding-right="0.29cm"/>
    </style:style>
    <style:style style:name="P1" style:family="paragraph">
      <style:paragraph-properties fo:text-align="center"/>
      <style:text-properties style:font-name="Ubuntu"/>
    </style:style>
    <style:style style:name="P2" style:family="paragraph">
      <loext:graphic-properties draw:fill="none" draw:fill-color="#000000"/>
      <style:paragraph-properties fo:text-align="center"/>
      <style:text-properties style:font-name="Ubuntu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3465a4" style:font-name="Ubuntu" fo:font-size="24pt" style:font-size-asian="24pt" style:font-size-complex="24pt"/>
    </style:style>
    <style:style style:name="P6" style:family="paragraph">
      <loext:graphic-properties draw:fill="none" draw:fill-color="#ffffff"/>
      <style:text-properties fo:color="#3465a4" style:font-name="Ubuntu" fo:font-size="24pt" style:font-size-asian="24pt" style:font-size-complex="24pt"/>
    </style:style>
    <style:style style:name="P7" style:family="paragraph">
      <style:paragraph-properties fo:text-align="center"/>
      <style:text-properties fo:color="#158466" style:font-name="Ubuntu" fo:font-size="24pt" style:font-size-asian="24pt" style:font-size-complex="24pt"/>
    </style:style>
    <style:style style:name="P8" style:family="paragraph">
      <loext:graphic-properties draw:fill="none" draw:fill-color="#ffffff"/>
      <style:text-properties fo:color="#158466" style:font-name="Ubuntu" fo:font-size="24pt" style:font-size-asian="24pt" style:font-size-complex="24pt"/>
    </style:style>
    <style:style style:name="P9" style:family="paragraph">
      <style:paragraph-properties fo:text-align="center"/>
      <style:text-properties fo:color="#55308d" style:font-name="Ubuntu" fo:font-size="24pt" style:font-size-asian="24pt" style:font-size-complex="24pt"/>
    </style:style>
    <style:style style:name="P10" style:family="paragraph">
      <loext:graphic-properties draw:fill="none" draw:fill-color="#ffffff"/>
      <style:text-properties fo:color="#55308d" style:font-name="Ubuntu" fo:font-size="24pt" style:font-size-asian="24pt" style:font-size-complex="24pt"/>
    </style:style>
    <style:style style:name="T1" style:family="text">
      <style:text-properties style:font-name="Ubuntu"/>
    </style:style>
    <style:style style:name="T2" style:family="text">
      <style:text-properties style:font-name="Ubuntu" fo:font-style="italic" style:font-style-asian="italic" style:font-style-complex="italic"/>
    </style:style>
    <style:style style:name="T3" style:family="text">
      <style:text-properties fo:color="#3465a4" style:font-name="Ubuntu" fo:font-size="24pt" style:font-size-asian="24pt" style:font-size-complex="24pt"/>
    </style:style>
    <style:style style:name="T4" style:family="text">
      <style:text-properties fo:color="#158466" style:font-name="Ubuntu" fo:font-size="24pt" style:font-size-asian="24pt" style:font-size-complex="24pt"/>
    </style:style>
    <style:style style:name="T5" style:family="text">
      <style:text-properties fo:color="#55308d" style:font-name="Ubuntu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cm" svg:height="3.2cm" svg:x="6.7cm" svg:y="3.55cm">
          <text:p text:style-name="P1"><text:span text:style-name="T1">M</text:span><text:span text:style-name="T1">ai</text:span><text:span text:style-name="T1">n </text:span><text:span text:style-name="T1">ba</text:span><text:span text:style-name="T1">ck</text:span></text:p>
          <text:p text:style-name="P1"><text:span text:style-name="T2">Ja</text:span><text:span text:style-name="T2">va </text:span><text:span text:style-name="T2">Sp</text:span><text:span text:style-name="T2">rin</text:span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2cm" svg:height="3.2cm" svg:x="2.7cm" svg:y="7.55cm">
          <text:p text:style-name="P1"><text:span text:style-name="T1">M</text:span><text:span text:style-name="T1">ai</text:span><text:span text:style-name="T1">n </text:span><text:span text:style-name="T1">fr</text:span><text:span text:style-name="T1">on</text:span><text:span text:style-name="T1">t</text:span></text:p>
          <text:p text:style-name="P1"><text:span text:style-name="T2">An</text:span><text:span text:style-name="T2">gu</text:span><text:span text:style-name="T2">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cm" svg:height="3.19cm" svg:x="10.7cm" svg:y="7.55cm">
          <text:p text:style-name="P1"><text:span text:style-name="T1">Cr</text:span><text:span text:style-name="T1">os</text:span><text:span text:style-name="T1">sr</text:span><text:span text:style-name="T1">oa</text:span><text:span text:style-name="T1">ds</text:span></text:p>
          <text:p text:style-name="P1"><text:span text:style-name="T2">An</text:span><text:span text:style-name="T2">gu</text:span><text:span text:style-name="T2">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71cm" svg:height="0.474cm" draw:transform="rotate (2.19928939043805) translate (12.359cm 7.456cm)">
          <text:p/>
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1.371cm" svg:height="0.474cm" draw:transform="rotate (0.942652329002137) translate (5.854cm 7.176cm)">
          <text:p/>
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12.1cm" svg:height="9.5cm" draw:transform="skewX (6.48036604876349E-017) rotate (1.0471975511966) translate (-0.977cm 9.6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7cm" svg:height="2cm" svg:x="0.7cm" svg:y="4.7cm">
          <draw:text-box>
            <text:p text:style-name="P5"><text:span text:style-name="T3">Main</text:span></text:p>
          </draw:text-box>
        </draw:frame>
        <draw:custom-shape draw:style-name="gr6" draw:text-style-name="P4" draw:layer="layout" svg:width="12.1cm" svg:height="9.5cm" draw:transform="skewX (6.48036604876349E-017) rotate (1.0471975511966) translate (5.299cm 9.679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5" draw:text-style-name="P8" draw:layer="layout" svg:width="7cm" svg:height="2cm" svg:x="10.8cm" svg:y="4.7cm">
          <draw:text-box>
            <text:p text:style-name="P7"><text:span text:style-name="T4">Crossroads</text:span></text:p>
          </draw:text-box>
        </draw:frame>
        <draw:g>
          <draw:custom-shape draw:style-name="gr1" draw:text-style-name="P2" draw:layer="layout" svg:width="5.2cm" svg:height="3.2cm" svg:x="2.901cm" svg:y="16.315cm">
            <text:p text:style-name="P1"><text:span text:style-name="T1">Finsearch back</text:span></text:p>
            <text:p text:style-name="P1"><text:span text:style-name="T2">Java Spr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5.2cm" svg:height="3.19cm" svg:x="10.501cm" svg:y="16.32cm">
            <text:p text:style-name="P1"><text:span text:style-name="T1">Finsearch front</text:span></text:p>
            <text:p text:style-name="P1"><text:span text:style-name="T2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371cm" svg:height="0.474cm" draw:transform="rotate (0.000174532925198778) translate (8.616cm 17.678cm)">
            <text:p/>
  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4" draw:layer="layout" svg:width="14cm" svg:height="8.3cm" svg:x="2.3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0" draw:layer="layout" svg:width="7cm" svg:height="2cm" svg:x="5.8cm" svg:y="14.8cm">
          <draw:text-box>
            <text:p text:style-name="P9"><text:span text:style-name="T5">Finsearc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6cm" fo:page-height="22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8:40:33.413986023</meta:creation-date>
    <dc:date>2021-01-23T19:13:51.677046340</dc:date>
    <meta:editing-duration>PT10M21S</meta:editing-duration>
    <meta:editing-cycles>3</meta:editing-cycles>
    <meta:generator>LibreOffice/6.4.6.2$Linux_X86_64 LibreOffice_project/40$Build-2</meta:generator>
    <meta:document-statistic meta:object-count="15"/>
  </office:meta>
</office:document-meta>
</file>